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.getLine( 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river.main( String [ ] argv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riverMapper.Driver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riverMapper.lookup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.printErrorLocation( char [ ] line , int charn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river.printEvaluationStack(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